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 ID: 4</text:p>
      <text:p>Message: An error occurr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6-04-27T12:10:24.519411159Z</dc:date>
    <meta:editing-cycles>2</meta:editing-cycles>
    <meta:editing-duration>PT0.253S</meta:editing-duration>
    <meta:creation-date>2026-04-27T12:10:24.266643438Z</meta:creation-date>
  </office:meta>
</office:document-meta>
</file>